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d5d4d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d2cec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gr6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fo:min-height="0.387cm" fo:min-width="21.901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6cm" fo:padding-top="0cm" fo:padding-bottom="0cm" fo:padding-left="0cm" fo:padding-right="0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448cm" fo:padding-top="0cm" fo:padding-bottom="0cm" fo:padding-left="0cm" fo:padding-right="0cm" fo:wrap-option="no-wrap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706cm" fo:padding-top="0cm" fo:padding-bottom="0cm" fo:padding-left="0cm" fo:padding-right="0cm" fo:wrap-option="no-wrap"/>
    </style:style>
    <style:style style:name="gr10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644cm" fo:padding-top="0cm" fo:padding-bottom="0cm" fo:padding-left="0cm" fo:padding-right="0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635cm" fo:padding-top="0cm" fo:padding-bottom="0cm" fo:padding-left="0cm" fo:padding-right="0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677cm" fo:padding-top="0cm" fo:padding-bottom="0cm" fo:padding-left="0cm" fo:padding-right="0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.433cm" fo:min-width="0.706cm" fo:padding-top="0cm" fo:padding-bottom="0cm" fo:padding-left="0cm" fo:padding-right="0cm" fo:wrap-option="no-wrap"/>
    </style:style>
    <style:style style:name="gr14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.035cm" draw:stroke-linejoin="miter" draw:fill="solid" draw:fill-color="#5b9bd5" draw:textarea-vertical-align="middle" draw:auto-grow-height="false" draw:fit-to-size="false" fo:min-height="0.244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ed7d31" draw:textarea-vertical-align="middle" draw:auto-grow-height="false" draw:fit-to-size="false" fo:min-height="0.059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92d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.035cm" draw:stroke-linejoin="miter" draw:fill="solid" draw:fill-color="#ed7d31" draw:textarea-vertical-align="middle" draw:auto-grow-height="false" draw:fit-to-size="false" fo:min-height="0.298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.035cm" draw:stroke-linejoin="miter" draw:fill="solid" draw:fill-color="#92d050" draw:textarea-vertical-align="middle" draw:auto-grow-height="false" draw:fit-to-size="false" fo:min-height="0.297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35cm" draw:stroke-linejoin="miter" draw:fill="solid" draw:fill-color="#44546a" draw:textarea-vertical-align="middle" draw:auto-grow-height="false" draw:fit-to-size="false" fo:min-height="0.259cm" fo:min-width="0.999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29" style:family="graphic" style:parent-style-name="standard" style:list-style-name="L8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fo:min-height="0.259cm" fo:min-width="1.319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3" style:family="graphic" style:parent-style-name="standard" style:list-style-name="L8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5" style:family="graphic" style:parent-style-name="standard">
      <style:graphic-properties draw:stroke="none" svg:stroke-width="0.035cm" draw:stroke-linejoin="miter" draw:fill="solid" draw:fill-color="#44546a" draw:textarea-vertical-align="middle" draw:auto-grow-height="false" draw:fit-to-size="false" fo:min-height="0.259cm" fo:min-width="5.233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7" style:family="graphic" style:parent-style-name="standard" style:list-style-name="L8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39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fo:min-height="0.259cm" fo:min-width="1.548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1" style:family="graphic" style:parent-style-name="standard" style:list-style-name="L8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3" style:family="graphic" style:parent-style-name="standard">
      <style:graphic-properties draw:stroke="none" svg:stroke-width="0.035cm" draw:stroke-linejoin="miter" draw:fill="solid" draw:fill-color="#44546a" draw:textarea-vertical-align="middle" draw:auto-grow-height="false" draw:fit-to-size="false" fo:min-height="0.259cm" fo:min-width="4.374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svg:stroke-width="0.035cm" draw:stroke-linejoin="miter" draw:fill="solid" draw:fill-color="#70ad47" draw:textarea-vertical-align="middle" draw:auto-grow-height="false" draw:fit-to-size="false" fo:min-height="0.259cm" fo:min-width="1.108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50" style:family="graphic" style:parent-style-name="standard">
      <style:graphic-properties draw:stroke="none" svg:stroke-width="0.035cm" draw:stroke-linejoin="miter" draw:fill="solid" draw:fill-color="#44546a" draw:textarea-vertical-align="middle" draw:auto-grow-height="false" draw:fit-to-size="false" fo:min-height="0.259cm" fo:min-width="2.214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3cm" fo:margin-bottom="0.3cm" fo:text-align="start" fo:text-indent="0cm"/>
    </style:style>
    <style:style style:name="P2" style:family="paragraph">
      <loext:graphic-properties draw:fill-color="#ffffff"/>
      <style:paragraph-properties fo:margin-left="0cm" fo:margin-right="0cm" fo:margin-top="0.3cm" fo:margin-bottom="0.3cm" fo:text-align="start" fo:text-indent="0cm"/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44546a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70ad47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4500" style:text-line-through-style="none" style:text-line-through-type="none" style:text-position="0% 100%" style:font-name="Calibri" fo:font-size="13pt" fo:letter-spacing="-0.007cm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10pt" fo:letter-spacing="-0.005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10pt" fo:letter-spacing="-0.006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variant="normal" fo:text-transform="none" fo:color="#44546a" style:text-line-through-style="none" style:text-line-through-type="none" style:text-position="0% 100%" style:font-name="Century Gothic" fo:font-size="12pt" fo:letter-spacing="-0.003cm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Century Gothic" fo:font-size="12pt" fo:letter-spacing="-0.003cm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fo:font-variant="normal" fo:text-transform="none" fo:color="#70ad47" style:text-line-through-style="none" style:text-line-through-type="none" style:text-position="0% 100%" style:font-name="Century Gothic" fo:font-size="10pt" fo:letter-spacing="-0.001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70ad47" style:text-line-through-style="none" style:text-line-through-type="none" style:text-position="super 58%" style:font-name="Century Gothic" fo:font-size="10pt" fo:letter-spacing="-0.001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5b9bd5" style:text-line-through-style="none" style:text-line-through-type="none" style:text-position="0% 100%" style:font-name="Century Gothic" fo:font-size="9pt" fo:letter-spacing="-0.001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eeece1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fo:color="#44546a" style:text-line-through-style="none" style:text-line-through-type="none" style:text-position="0% 100%" style:font-name="Century Gothic" fo:font-size="10pt" fo:letter-spacing="-0.001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5b9bd5" style:text-line-through-style="none" style:text-line-through-type="none" style:text-position="0% 100%" style:font-name="Century Gothic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e7e6e6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45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eeece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e7e6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me Pla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<text:span text:style-name="T1">Use Cases / Requirements </text:span><text:span text:style-name="T1"><text:tab/></text:span><text:span text:style-name="T1"><text:tab/></text:span><text:span text:style-name="T1">-- 13.04.2016 - 04.05.2016</text:span></text:p>
              </text:list-item>
              <text:list-item>
                <text:p text:style-name="P1"><text:span text:style-name="T1">Solution / Architecture Design</text:span><text:span text:style-name="T1"><text:tab/></text:span><text:span text:style-name="T1">-- 20.04.2016 - 10.05.2016</text:span></text:p>
              </text:list-item>
              <text:list-item>
                <text:p text:style-name="P1"><text:span text:style-name="T1">Development Phase 1</text:span><text:span text:style-name="T1"><text:tab/></text:span><text:span text:style-name="T1"><text:tab/></text:span><text:span text:style-name="T1"><text:tab/></text:span><text:span text:style-name="T1">-- 11.05.2016 </text:span><text:span text:style-name="T2">-</text:span><text:span text:style-name="T1"> 30.06.2016</text:span></text:p>
              </text:list-item>
              <text:list-item>
                <text:p text:style-name="P1"><text:span text:style-name="T1">Documentation / Test Cases</text:span><text:span text:style-name="T1"><text:tab/></text:span><text:span text:style-name="T1">-- 01.06.2016 </text:span><text:span text:style-name="T2">-</text:span><text:span text:style-name="T1"> 21.06.2016</text:span></text:p>
              </text:list-item>
              <text:list-item>
                <text:p text:style-name="P1"><text:span text:style-name="T2">Development Phase 2</text:span><text:span text:style-name="T2"><text:tab/></text:span><text:span text:style-name="T2"><text:tab/></text:span><text:span text:style-name="T2"><text:tab/></text:span><text:span text:style-name="T2">-- 01.07.2016 - 15.08.2016</text:span></text:p>
              </text:list-item>
              <text:list-item>
                <text:p text:style-name="P1"><text:span text:style-name="T1">Poster / Deployment</text:span><text:span text:style-name="T1"><text:tab/></text:span><text:span text:style-name="T1"><text:tab/></text:span><text:span text:style-name="T1"><text:tab/></text:span><text:span text:style-name="T1"><text:tab/></text:span><text:span text:style-name="T2">-- 16.08.2016 - 31.08.2016</text:span></text:p>
              </text:list-item>
              <text:list-item>
                <text:p text:style-name="P1"><text:span text:style-name="T1">Final presenta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-- 01.09.2016 </text:span><text:span text:style-name="T2">-</text:span><text:span text:style-name="T1"> 27.09.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name="OTLSHAPE_T_d45e8f651eb34241b7613d55f188f72e_LeftVerticalConnector1" draw:style-name="gr2" draw:text-style-name="P4" draw:layer="layout" svg:x1="20.292cm" svg:y1="11.736cm" svg:x2="20.293cm" svg:y2="15.94cm">
          <text:p/>
        </draw:line>
        <draw:line draw:name="OTLSHAPE_T_dbc50318743f4d6ba995fb3e7b4187d7_LeftVerticalConnector1" draw:style-name="gr2" draw:text-style-name="P4" draw:layer="layout" svg:x1="18.56cm" svg:y1="10.527cm" svg:x2="18.56cm" svg:y2="15.94cm">
          <text:p/>
        </draw:line>
        <draw:line draw:name="OTLSHAPE_T_6a6e7149661c4d98ae22b9a84a20c0cd_LeftVerticalConnector1" draw:style-name="gr2" draw:text-style-name="P4" draw:layer="layout" svg:x1="13.614cm" svg:y1="9.702cm" svg:x2="13.614cm" svg:y2="15.94cm">
          <text:p/>
        </draw:line>
        <draw:line draw:name="OTLSHAPE_T_9cde6d5d307b4df7b1464248cab7fef6_LeftVerticalConnector1" draw:style-name="gr2" draw:text-style-name="P4" draw:layer="layout" svg:x1="10.328cm" svg:y1="8.384cm" svg:x2="10.398cm" svg:y2="15.941cm">
          <text:p/>
        </draw:line>
        <draw:line draw:name="OTLSHAPE_T_a521783cf3084313af760cd9c2923e3c_LeftVerticalConnector1" draw:style-name="gr2" draw:text-style-name="P4" draw:layer="layout" svg:x1="7.929cm" svg:y1="7.466cm" svg:x2="7.93cm" svg:y2="15.94cm">
          <text:p/>
        </draw:line>
        <draw:line draw:name="OTLSHAPE_T_c3d685d5ae854fb185925e527e534f28_LeftVerticalConnector1" draw:style-name="gr2" draw:text-style-name="P4" draw:layer="layout" svg:x1="6.191cm" svg:y1="6.549cm" svg:x2="6.192cm" svg:y2="15.94cm">
          <text:p/>
        </draw:line>
        <draw:line draw:name="OTLSHAPE_T_f3c770d8a6a24238a57b373ef9984550_LeftVerticalConnector1" draw:style-name="gr2" draw:text-style-name="P4" draw:layer="layout" svg:x1="5.096cm" svg:y1="5.632cm" svg:x2="5.097cm" svg:y2="15.94cm">
          <text:p/>
        </draw:line>
        <draw:line draw:name="OTLSHAPE_T_d45e8f651eb34241b7613d55f188f72e_HorizontalConnector1" draw:style-name="gr3" draw:text-style-name="P4" draw:layer="layout" svg:x1="3.794cm" svg:y1="11.736cm" svg:x2="20.293cm" svg:y2="11.736cm">
          <text:p/>
        </draw:line>
        <draw:line draw:name="OTLSHAPE_T_dbc50318743f4d6ba995fb3e7b4187d7_HorizontalConnector1" draw:style-name="gr3" draw:text-style-name="P4" draw:layer="layout" svg:x1="3.435cm" svg:y1="10.718cm" svg:x2="18.56cm" svg:y2="10.718cm">
          <text:p/>
        </draw:line>
        <draw:line draw:name="OTLSHAPE_T_6a6e7149661c4d98ae22b9a84a20c0cd_HorizontalConnector1" draw:style-name="gr3" draw:text-style-name="P4" draw:layer="layout" svg:x1="5.096cm" svg:y1="9.702cm" svg:x2="13.614cm" svg:y2="9.702cm">
          <text:p/>
        </draw:line>
        <draw:line draw:name="OTLSHAPE_T_9cde6d5d307b4df7b1464248cab7fef6_HorizontalConnector1" draw:style-name="gr3" draw:text-style-name="P4" draw:layer="layout" svg:x1="4.564cm" svg:y1="8.684cm" svg:x2="11.903cm" svg:y2="8.685cm">
          <text:p/>
        </draw:line>
        <draw:line draw:name="OTLSHAPE_T_a521783cf3084313af760cd9c2923e3c_HorizontalConnector1" draw:style-name="gr3" draw:text-style-name="P4" draw:layer="layout" svg:x1="5.097cm" svg:y1="7.667cm" svg:x2="9.629cm" svg:y2="7.667cm">
          <text:p/>
        </draw:line>
        <draw:line draw:name="OTLSHAPE_T_c3d685d5ae854fb185925e527e534f28_HorizontalConnector1" draw:style-name="gr3" draw:text-style-name="P4" draw:layer="layout" svg:x1="4.81cm" svg:y1="6.65cm" svg:x2="6.222cm" svg:y2="6.65cm">
          <text:p/>
        </draw:line>
        <draw:line draw:name="OTLSHAPE_T_f3c770d8a6a24238a57b373ef9984550_HorizontalConnector1" draw:style-name="gr3" draw:text-style-name="P4" draw:layer="layout" svg:x1="4.074cm" svg:y1="5.632cm" svg:x2="5.389cm" svg:y2="5.632cm">
          <text:p/>
        </draw:line>
        <draw:line draw:name="OTLSHAPE_M_dbb50f5633bf443f924a9b2a6c194bf9_Connector1" draw:style-name="gr4" draw:text-style-name="P4" draw:layer="layout" svg:x1="23.047cm" svg:y1="14.712cm" svg:x2="23.048cm" svg:y2="15.94cm">
          <text:p/>
        </draw:line>
        <draw:custom-shape draw:name="OTLSHAPE_TB_00000000000000000000000000000000_LeftEndCaps" draw:style-name="gr5" draw:text-style-name="P6" draw:layer="layout" svg:width="0.909cm" svg:height="0.552cm" svg:x="1.889cm" svg:y="16.016cm">
          <text:p text:style-name="P5"><text:span text:style-name="T3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ScaleContainer" draw:style-name="gr6" draw:text-style-name="P7" draw:layer="layout" svg:width="22.469cm" svg:height="0.705cm" svg:x="3.169cm" svg:y="15.94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B_00000000000000000000000000000000_TimescaleInterval1" draw:style-name="gr7" draw:text-style-name="P9" draw:layer="layout" svg:width="0.599cm" svg:height="0.432cm" svg:x="3.846cm" svg:y="16.077cm">
          <text:p text:style-name="P8"><text:span text:style-name="T4">A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2" draw:style-name="gr8" draw:text-style-name="P9" draw:layer="layout" svg:width="0.447cm" svg:height="0.432cm" svg:x="6.63cm" svg:y="16.077cm">
          <text:p text:style-name="P8"><text:span text:style-name="T4">M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3" draw:style-name="gr9" draw:text-style-name="P9" draw:layer="layout" svg:width="0.705cm" svg:height="0.432cm" svg:x="10.024cm" svg:y="16.077cm">
          <text:p text:style-name="P8"><text:span text:style-name="T5">J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4" draw:style-name="gr10" draw:text-style-name="P9" draw:layer="layout" svg:width="0.643cm" svg:height="0.432cm" svg:x="13.419cm" svg:y="16.077cm">
          <text:p text:style-name="P8"><text:span text:style-name="T6">J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5" draw:style-name="gr11" draw:text-style-name="P9" draw:layer="layout" svg:width="0.634cm" svg:height="0.432cm" svg:x="16.703cm" svg:y="16.077cm">
          <text:p text:style-name="P8"><text:span text:style-name="T4">A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6" draw:style-name="gr12" draw:text-style-name="P9" draw:layer="layout" svg:width="0.676cm" svg:height="0.432cm" svg:x="20.097cm" svg:y="16.077cm">
          <text:p text:style-name="P8"><text:span text:style-name="T5">S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B_00000000000000000000000000000000_TimescaleInterval7" draw:style-name="gr13" draw:text-style-name="P9" draw:layer="layout" svg:width="0.705cm" svg:height="0.432cm" svg:x="23.382cm" svg:y="16.077cm">
          <text:p text:style-name="P8"><text:span text:style-name="T4">O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f03de49e98d34b15881cebc29ed3eaf9_Title" draw:style-name="gr14" draw:text-style-name="P6" draw:layer="layout" svg:width="3.259cm" svg:height="0.509cm" svg:x="5.031cm" svg:y="14.994cm">
          <text:p text:style-name="P5"><text:span text:style-name="T7">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f03de49e98d34b15881cebc29ed3eaf9_Shape" draw:style-name="gr15" draw:text-style-name="P10" draw:layer="layout" svg:width="0.422cm" svg:height="0.493cm" svg:x="7.579cm" svg:y="15.623cm">
          <text:p/>
          <draw:enhanced-geometry draw:mirror-horizontal="false" draw:mirror-vertical="false" svg:viewBox="0 0 0 0" drawooo:sub-view-size="5 5" draw:text-areas="?f6 0 ?f0 ?f5" draw:type="ooxml-flowChartManualOperation" draw:enhanced-path="M 0 0 L 5 0 4 5 1 5 Z N">
            <draw:equation draw:name="f0" draw:formula="logwidth*4/5"/>
            <draw:equation draw:name="f1" draw:formula="logwidth*9/10"/>
            <draw:equation draw:name="f2" draw:formula="logwidth/2"/>
            <draw:equation draw:name="f3" draw:formula="logwidth/10"/>
            <draw:equation draw:name="f4" draw:formula="logheight/2"/>
            <draw:equation draw:name="f5" draw:formula="logheight"/>
            <draw:equation draw:name="f6" draw:formula="logwidth/5"/>
          </draw:enhanced-geometry>
        </draw:custom-shape>
        <draw:custom-shape draw:name="OTLSHAPE_M_63da6123fb43419aa85eb83df0c979f6_Title" draw:style-name="gr16" draw:text-style-name="P6" draw:layer="layout" svg:width="3.752cm" svg:height="1.016cm" svg:x="12.256cm" svg:y="14.84cm">
          <text:p text:style-name="P5"><text:span text:style-name="T7">Documentation</text:span></text:p>
          <text:p text:style-name="P5"><text:span text:style-name="T7">Test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63da6123fb43419aa85eb83df0c979f6_Shape" draw:style-name="gr17" draw:text-style-name="P11" draw:layer="layout" svg:width="0.422cm" svg:height="0.493cm" svg:x="12.404cm" svg:y="15.623cm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TLSHAPE_M_dbb50f5633bf443f924a9b2a6c194bf9_Title" draw:style-name="gr18" draw:text-style-name="P9" draw:layer="layout" svg:width="2.327cm" svg:height="0.509cm" svg:x="23.559cm" svg:y="14.491cm">
          <text:p text:style-name="P8"><text:span text:style-name="T8">Lab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dbb50f5633bf443f924a9b2a6c194bf9_Date" draw:style-name="gr19" draw:text-style-name="P9" draw:layer="layout" svg:width="1.825cm" svg:height="0.383cm" svg:x="23.559cm" svg:y="15.008cm">
          <text:p text:style-name="P8"><text:span text:style-name="T9">28.09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dbb50f5633bf443f924a9b2a6c194bf9_Shape" draw:style-name="gr20" draw:text-style-name="P12" draw:layer="layout" svg:width="0.458cm" svg:height="0.458cm" draw:transform="rotate (1.5707963267949) translate (23.118cm 15.171cm)">
          <text:p/>
          <draw:enhanced-geometry draw:mirror-horizontal="false" draw:mirror-vertical="false" svg:viewBox="0 0 0 0" drawooo:sub-view-size="2 2" draw:text-areas="?f2 0 ?f0 ?f3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OTLSHAPE_M_e1997830e9164f1897ba2794adf520f5_Title" draw:style-name="gr21" draw:text-style-name="P6" draw:layer="layout" svg:width="2.327cm" svg:height="0.509cm" svg:x="3.98cm" svg:y="17.748cm">
          <text:p text:style-name="P5"><text:span text:style-name="T7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e1997830e9164f1897ba2794adf520f5_Date" draw:style-name="gr22" draw:text-style-name="P6" draw:layer="layout" svg:width="1.692cm" svg:height="0.425cm" svg:x="4.301cm" svg:y="17.314cm">
          <text:p text:style-name="P5"><text:span text:style-name="T10">4/13/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e1997830e9164f1897ba2794adf520f5_Shape" draw:style-name="gr23" draw:text-style-name="P11" draw:layer="layout" svg:width="0.634cm" svg:height="0.705cm" svg:x="4.823cm" svg:y="16.4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OTLSHAPE_M_d86e152a27904588aa6294779e1dfbe9_Title" draw:style-name="gr24" draw:text-style-name="P6" draw:layer="layout" svg:width="3.81cm" svg:height="0.509cm" svg:x="22.49cm" svg:y="17.948cm">
          <text:p text:style-name="P5"><text:span text:style-name="T7">Final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d86e152a27904588aa6294779e1dfbe9_Date" draw:style-name="gr25" draw:text-style-name="P6" draw:layer="layout" svg:width="1.692cm" svg:height="0.848cm" svg:x="23.515cm" svg:y="17.103cm">
          <text:p text:style-name="P5"><text:span text:style-name="T10">2</text:span><text:span text:style-name="T11">nd</text:span><text:span text:style-name="T10"> week, 10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d86e152a27904588aa6294779e1dfbe9_Shape" draw:style-name="gr26" draw:text-style-name="P12" draw:layer="layout" svg:width="0.634cm" svg:height="0.705cm" svg:x="24.036cm" svg:y="16.4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OTLSHAPE_T_f3c770d8a6a24238a57b373ef9984550_Shape" draw:style-name="gr27" draw:text-style-name="P13" draw:layer="layout" svg:width="1.553cm" svg:height="0.563cm" svg:x="5.097cm" svg:y="5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f3c770d8a6a24238a57b373ef9984550_JoinedDate" draw:style-name="gr28" draw:text-style-name="P9" draw:layer="layout" svg:width="2.266cm" svg:height="0.383cm" svg:x="6.794cm" svg:y="5.44cm">
          <text:p text:style-name="P8"><text:span text:style-name="T12">13.04 – 04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f3c770d8a6a24238a57b373ef9984550_Duration" draw:style-name="gr29" draw:text-style-name="P6" draw:layer="layout" svg:width="0.987cm" svg:height="0.383cm" svg:x="5.389cm" svg:y="5.441cm">
          <text:p text:style-name="P5"><text:span text:style-name="T13">21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f3c770d8a6a24238a57b373ef9984550_Title" draw:style-name="gr30" draw:text-style-name="P9" draw:layer="layout" svg:width="2.54cm" svg:height="0.844cm" svg:x="1.534cm" svg:y="5.21cm">
          <text:p text:style-name="P8"><text:span text:style-name="T14">Use Cases /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c3d685d5ae854fb185925e527e534f28_Shape" draw:style-name="gr31" draw:text-style-name="P14" draw:layer="layout" svg:width="1.873cm" svg:height="0.563cm" svg:x="6.192cm" svg:y="6.36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c3d685d5ae854fb185925e527e534f28_JoinedDate" draw:style-name="gr32" draw:text-style-name="P9" draw:layer="layout" svg:width="2.073cm" svg:height="0.383cm" svg:x="8.265cm" svg:y="6.457cm">
          <text:p text:style-name="P8"><text:span text:style-name="T12">20.04 – 1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c3d685d5ae854fb185925e527e534f28_Duration" draw:style-name="gr33" draw:text-style-name="P6" draw:layer="layout" svg:width="0.987cm" svg:height="0.383cm" svg:x="6.522cm" svg:y="6.458cm">
          <text:p text:style-name="P5"><text:span text:style-name="T13">21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c3d685d5ae854fb185925e527e534f28_Title" draw:style-name="gr34" draw:text-style-name="P9" draw:layer="layout" svg:width="3.53cm" svg:height="0.425cm" svg:x="1.534cm" svg:y="6.436cm">
          <text:p text:style-name="P8"><text:span text:style-name="T14">Architecture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a521783cf3084313af760cd9c2923e3c_Shape" draw:style-name="gr35" draw:text-style-name="P13" draw:layer="layout" svg:width="5.787cm" svg:height="0.563cm" svg:x="7.929cm" svg:y="7.38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a521783cf3084313af760cd9c2923e3c_JoinedDate" draw:style-name="gr36" draw:text-style-name="P9" draw:layer="layout" svg:width="2.481cm" svg:height="0.383cm" svg:x="13.797cm" svg:y="7.474cm">
          <text:p text:style-name="P8"><text:span text:style-name="T12">11.05 – 30.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a521783cf3084313af760cd9c2923e3c_Duration" draw:style-name="gr37" draw:text-style-name="P6" draw:layer="layout" svg:width="0.987cm" svg:height="0.383cm" svg:x="10.307cm" svg:y="7.475cm">
          <text:p text:style-name="P5"><text:span text:style-name="T13">51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a521783cf3084313af760cd9c2923e3c_Title" draw:style-name="gr38" draw:text-style-name="P9" draw:layer="layout" svg:width="3.562cm" svg:height="0.425cm" svg:x="1.534cm" svg:y="7.454cm">
          <text:p text:style-name="P8"><text:span text:style-name="T14">Development 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9cde6d5d307b4df7b1464248cab7fef6_Shape" draw:style-name="gr39" draw:text-style-name="P14" draw:layer="layout" svg:width="2.102cm" svg:height="0.563cm" svg:x="10.328cm" svg:y="8.4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9cde6d5d307b4df7b1464248cab7fef6_JoinedDate" draw:style-name="gr40" draw:text-style-name="P9" draw:layer="layout" svg:width="2.327cm" svg:height="0.383cm" svg:x="12.615cm" svg:y="8.492cm">
          <text:p text:style-name="P8"><text:span text:style-name="T12">01.06 - <text:s/>21.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9cde6d5d307b4df7b1464248cab7fef6_Duration" draw:style-name="gr41" draw:text-style-name="P6" draw:layer="layout" svg:width="0.987cm" svg:height="0.383cm" svg:x="10.916cm" svg:y="8.492cm">
          <text:p text:style-name="P5"><text:span text:style-name="T13">20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9cde6d5d307b4df7b1464248cab7fef6_Title" draw:style-name="gr42" draw:text-style-name="P9" draw:layer="layout" svg:width="2.768cm" svg:height="0.844cm" svg:x="1.534cm" svg:y="8.262cm">
          <text:p text:style-name="P8"><text:span text:style-name="T14">Documentation / Test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6a6e7149661c4d98ae22b9a84a20c0cd_Shape" draw:style-name="gr43" draw:text-style-name="P13" draw:layer="layout" svg:width="4.928cm" svg:height="0.563cm" svg:x="13.614cm" svg:y="9.4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6a6e7149661c4d98ae22b9a84a20c0cd_JoinedDate" draw:style-name="gr44" draw:text-style-name="P9" draw:layer="layout" svg:width="2.248cm" svg:height="0.383cm" svg:x="18.71cm" svg:y="9.509cm">
          <text:p text:style-name="P8"><text:span text:style-name="T15">01.07 – 15.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6a6e7149661c4d98ae22b9a84a20c0cd_Duration" draw:style-name="gr45" draw:text-style-name="P6" draw:layer="layout" svg:width="0.987cm" svg:height="0.383cm" svg:x="15.456cm" svg:y="9.51cm">
          <text:p text:style-name="P5"><text:span text:style-name="T16">46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6a6e7149661c4d98ae22b9a84a20c0cd_Title" draw:style-name="gr46" draw:text-style-name="P9" draw:layer="layout" svg:width="3.562cm" svg:height="0.425cm" svg:x="1.534cm" svg:y="9.488cm">
          <text:p text:style-name="P8"><text:span text:style-name="T14">Development 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dbc50318743f4d6ba995fb3e7b4187d7_Shape" draw:style-name="gr47" draw:text-style-name="P14" draw:layer="layout" svg:width="1.662cm" svg:height="0.563cm" svg:x="18.542cm" svg:y="10.43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dbc50318743f4d6ba995fb3e7b4187d7_JoinedDate" draw:style-name="gr48" draw:text-style-name="P9" draw:layer="layout" svg:width="2.627cm" svg:height="0.383cm" svg:x="20.309cm" svg:y="10.526cm">
          <text:p text:style-name="P8"><text:span text:style-name="T15">16.08 – 31.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dbc50318743f4d6ba995fb3e7b4187d7_Title" draw:style-name="gr49" draw:text-style-name="P9" draw:layer="layout" svg:width="1.904cm" svg:height="0.844cm" svg:x="1.534cm" svg:y="10.296cm">
          <text:p text:style-name="P8"><text:span text:style-name="T14">Poster / 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d45e8f651eb34241b7613d55f188f72e_Shape" draw:style-name="gr50" draw:text-style-name="P13" draw:layer="layout" svg:width="2.768cm" svg:height="0.563cm" svg:x="20.292cm" svg:y="11.4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TLSHAPE_T_d45e8f651eb34241b7613d55f188f72e_JoinedDate" draw:style-name="gr51" draw:text-style-name="P9" draw:layer="layout" svg:width="2.057cm" svg:height="0.383cm" svg:x="23.313cm" svg:y="11.542cm">
          <text:p text:style-name="P8"><text:span text:style-name="T15">01.09 – 27.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T_d45e8f651eb34241b7613d55f188f72e_Title" draw:style-name="gr52" draw:text-style-name="P9" draw:layer="layout" svg:width="2.514cm" svg:height="0.848cm" svg:x="1.534cm" svg:y="11.312cm">
          <text:p text:style-name="P8"><text:span text:style-name="T14">Final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TLSHAPE_M_f03de49e98d34b15881cebc29ed3eaf9_Shape" draw:style-name="gr15" draw:text-style-name="P10" draw:layer="layout" svg:width="0.422cm" svg:height="0.493cm" svg:x="10.18cm" svg:y="15.623cm">
          <text:p/>
          <draw:enhanced-geometry draw:mirror-horizontal="false" draw:mirror-vertical="false" svg:viewBox="0 0 0 0" drawooo:sub-view-size="5 5" draw:text-areas="?f6 0 ?f0 ?f5" draw:type="ooxml-flowChartManualOperation" draw:enhanced-path="M 0 0 L 5 0 4 5 1 5 Z N">
            <draw:equation draw:name="f0" draw:formula="logwidth*4/5"/>
            <draw:equation draw:name="f1" draw:formula="logwidth*9/10"/>
            <draw:equation draw:name="f2" draw:formula="logwidth/2"/>
            <draw:equation draw:name="f3" draw:formula="logwidth/10"/>
            <draw:equation draw:name="f4" draw:formula="logheight/2"/>
            <draw:equation draw:name="f5" draw:formula="logheight"/>
            <draw:equation draw:name="f6" draw:formula="logwidth/5"/>
          </draw:enhanced-geometry>
        </draw:custom-shape>
        <draw:custom-shape draw:name="OTLSHAPE_M_f03de49e98d34b15881cebc29ed3eaf9_Title" draw:style-name="gr53" draw:text-style-name="P6" draw:layer="layout" svg:width="3.259cm" svg:height="0.509cm" svg:x="8.731cm" svg:y="14.994cm">
          <text:p text:style-name="P5"><text:span text:style-name="T7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linear" draw:start-color="#505046" draw:end-color="#7f7f7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6:52:35.906217000</meta:creation-date>
    <dc:date>2016-05-30T21:39:27.367654000</dc:date>
    <meta:editing-duration>PT3H54M51S</meta:editing-duration>
    <meta:editing-cycles>31</meta:editing-cycles>
    <meta:generator>LibreOffice/5.1.2.2$MacOSX_X86_64 LibreOffice_project/d3bf12ecb743fc0d20e0be0c58ca359301eb705f</meta:generator>
    <meta:document-statistic meta:object-count="92"/>
  </office:meta>
</office:document-meta>
</file>